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D00000434000006FD52BCC15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tarBasic" script:event-name="office:new" script:macro-name="application:Template.Correspondence.Placeholder"/>
    </office:event-listeners>
  </office:scripts>
  <office:font-face-decls>
    <style:font-face style:name="OpenSymbol"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text-properties fo:color="#999999" style:font-name="StarSymbol1" style:font-name-asian="StarSymbol1" style:font-name-complex="StarSymbol1"/>
    </style:style>
    <style:style style:name="P3" style:family="paragraph" style:parent-style-name="Signature">
      <style:paragraph-properties fo:margin-left="0cm" fo:margin-right="0cm" fo:text-indent="0cm" style:auto-text-indent="false"/>
    </style:style>
    <style:style style:name="P4" style:family="paragraph" style:parent-style-name="Signature">
      <style:paragraph-properties fo:margin-left="0cm" fo:margin-right="0cm" fo:text-indent="0cm" style:auto-text-indent="false" fo:break-before="auto" fo:break-after="auto"/>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text-align="start" style:justify-single-word="false"/>
      <style:text-properties fo:font-size="6.5pt" fo:font-style="normal" style:font-size-asian="6.5pt" style:font-style-asian="normal" style:font-size-complex="6.5pt" style:font-style-complex="normal"/>
    </style:style>
    <style:style style:name="P7" style:family="paragraph" style:parent-style-name="Text_20_body" style:list-style-name="L6"/>
    <style:style style:name="P8" style:family="paragraph" style:parent-style-name="Salutation">
      <style:paragraph-properties fo:margin-left="0cm" fo:margin-right="0cm" fo:text-indent="0cm" style:auto-text-indent="false"/>
    </style:style>
    <style:style style:name="P9" style:family="paragraph" style:parent-style-name="Date" style:master-page-name="First_20_Page">
      <style:paragraph-properties style:page-number="auto"/>
    </style:style>
    <style:style style:name="T1" style:family="text">
      <style:text-properties style:font-name="StarSymbol2" fo:font-size="10pt" fo:font-style="normal" style:font-size-asian="10pt" style:font-style-asian="normal" style:font-size-complex="10pt" style:font-style-complex="normal"/>
    </style:style>
    <style:style style:name="T2" style:family="text">
      <style:text-properties style:font-name="OpenSymbol" fo:font-size="10pt" fo:font-style="normal" style:font-name-asian="OpenSymbol" style:font-size-asian="10pt" style:font-style-asian="normal" style:font-name-complex="OpenSymbol" style:font-size-complex="10pt" style:font-style-complex="normal"/>
    </style:style>
    <style:style style:name="T3" style:family="text">
      <style:text-properties style:text-underline-style="none"/>
    </style:style>
    <style:style style:name="T4" style:family="text">
      <style:text-properties style:text-position="super 58%"/>
    </style:style>
    <style:style style:name="T5" style:family="text">
      <style:text-properties fo:font-weight="bold" style:font-weight-asian="bold" style:font-weight-complex="bold"/>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ragraph" fo:padding="0cm" fo:border="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Waterloo, ON, Canada" text:name="City"/>
        <text:user-field-decl office:value-type="string" office:string-value="3M1" text:name="PostCode"/>
        <text:user-field-decl office:value-type="string" office:string-value="N2J" text:name="State"/>
        <text:user-field-decl office:value-type="string" office:string-value="226 Willowdale Ave" text:name="Street"/>
        <text:user-field-decl office:value-type="string" office:string-value="Dear Sir or Madam" text:name="Salutation"/>
        <text:user-field-decl office:value-type="string" office:string-value="Sincerely" text:name="Greeting"/>
        <text:user-field-decl office:value-type="string" office:string-value="Fexample Acme Co" text:name="Company"/>
      </text:user-field-decls>
      <draw:frame draw:style-name="fr1" draw:name="Receiver Address" text:anchor-type="page" text:anchor-page-number="1" svg:x="2.111cm" svg:y="5.967cm" svg:width="7.444cm" draw:z-index="0">
        <draw:text-box fo:min-height="2.512cm">
          <text:p text:style-name="Standard">Canada Border Services Agency</text:p>
          <text:p text:style-name="Standard">Recourse Directorate</text:p>
          <text:p text:style-name="Standard">1686 Woodward Drive</text:p>
          <text:p text:style-name="Standard">Ottawa ON <text:s/>K1A 0L8 </text:p>
        </draw:text-box>
      </draw:frame>
      <draw:frame draw:style-name="fr2" draw:name="Sender Address Repeated" text:anchor-type="page" text:anchor-page-number="1" svg:x="2.14cm" svg:y="5.47cm" svg:width="7.415cm" draw:z-index="1">
        <draw:text-box fo:min-height="0.499cm">
          <text:section text:style-name="Sect1" text:name="Sender Address Repeated">
            <text:p text:style-name="P6"/>
          </text:section>
        </draw:text-box>
      </draw:frame>
      <draw:frame draw:style-name="fr2" draw:name="Sender Address" text:anchor-type="page" text:anchor-page-number="1" svg:x="9.29cm" svg:y="2.02cm" svg:width="10.081cm" draw:z-index="2">
        <draw:text-box fo:min-height="2.93cm">
          <text:section text:style-name="Sect1" text:name="Sender Address">
            <text:p text:style-name="Heading"><draw:frame draw:style-name="fr3" draw:name="Lines 2" text:anchor-type="paragraph" svg:x="0cm" svg:y="0.594cm" svg:width="1.074cm" svg:height="1.789cm" draw:z-index="4"><draw:image xlink:href="Pictures/2000000D00000434000006FD52BCC15E.svm" xlink:type="simple" xlink:show="embed" xlink:actuate="onLoad"/></draw:frame><text:sender-firstname>Radu</text:sender-firstname> <text:sender-lastname>Hociung</text:sender-lastname></text:p>
            <text:p text:style-name="Header_20_right"><text:user-field-get text:name="Street">226 Willowdale Ave</text:user-field-get>, <text:user-field-get text:name="City">Waterloo, ON, Canada</text:user-field-get>, <text:user-field-get text:name="State">N2J</text:user-field-get> <text:user-field-get text:name="PostCode">3M1</text:user-field-get></text:p>
            <text:p text:style-name="Header_20_right"><text:span text:style-name="T1">☎</text:span> (519) 883-8454 <text:sender-phone-work/><text:span text:style-name="T2"></text:span> <text:s/>radu.vs-cbsa-Nov10-2014@ohmi.org<text:sender-fax/></text:p>
            <text:p text:style-name="Header_20_right"><text:sender-email/></text:p>
            <text:p text:style-name="Header_20_right"/>
          </text:section>
          <text:p text:style-name="Header_20_right"/>
        </draw:text-box>
      </draw:frame>
      <draw:frame draw:style-name="fr2" draw:name="Bend Marks" text:anchor-type="page" text:anchor-page-number="1" svg:x="0.667cm" svg:y="8.285cm" svg:width="1.109cm" draw:z-index="3">
        <draw:text-box fo:min-height="14.702cm">
          <text:section text:style-name="Sect1" text:name="Bend Marks">
            <text:p text:style-name="P2"/>
            <text:p text:style-name="P2"/>
            <text:p text:style-name="P2"/>
            <text:p text:style-name="P2"/>
            <text:p text:style-name="P2"/>
            <text:p text:style-name="P2"/>
            <text:p text:style-name="P2"/>
            <text:p text:style-name="P2"/>
            <text:p text:style-name="P2">—</text:p>
            <text:p text:style-name="P2"/>
            <text:p text:style-name="P2"/>
            <text:p text:style-name="P2"/>
            <text:p text:style-name="P2"/>
            <text:p text:style-name="P2"/>
            <text:p text:style-name="P2"/>
            <text:p text:style-name="P2"/>
            <text:p text:style-name="P2"/>
          </text:section>
          <text:p text:style-name="P2"/>
        </draw:text-box>
      </draw:frame>
      <text:p text:style-name="P9"/>
      <text:p text:style-name="Date"/>
      <text:p text:style-name="Date"><text:print-date style:data-style-name="N76">November 10, 2014</text:print-date></text:p>
      <text:section text:style-name="Sect1" text:name="Subject Line">
        <text:p text:style-name="Subject"><text:span text:style-name="T3">Subject: </text:span><text:placeholder text:placeholder-type="text" text:description="Click placeholder and overwrite">&lt;Request for Ministerial Decision CS-74472/4273-14-0724&gt;</text:placeholder></text:p>
      </text:section>
      <text:p text:style-name="Text_20_body"/>
      <text:p text:style-name="Text_20_body">Ms Gagnon,</text:p>
      <text:p text:style-name="Text_20_body"/>
      <text:p text:style-name="Text_20_body">I'd like to submit this letter for the record, as well as request that you to forward it to your supervisor as it is a complaint about your behaviour.</text:p>
      <text:p text:style-name="Text_20_body"/>
      <text:p text:style-name="Text_20_body">In your letter dated May 26, you give me assurances that you have “carefully considered” my previous representations, and proceed with proof that you are lieing. The claim you make about “collector items” has already been debunked in previously submitted documentation. As your credibility is non-existent, kindly refrain from providing further assurances as substitute for actually doing your job of reading and responding to the submitted documentation.</text:p>
      <text:p text:style-name="Text_20_body"/>
      <text:p text:style-name="Text_20_body">Furthermore, I'd like to request that the Ministerial Decision, when rendered, take the form of a sworn affidavit from the Minister of Public Safety, clearly stating whether American Gold Buffalo and American Silver Eagle coins meet or do not meet the requirements of foreign currency, with explicit explanation why the documentation I have submitted, apply or do not apply to his determination. While some officers of the CBSA recognize the provisions of Canadian law for gold and silver currency, some, as GAGNON and the other officers associated with CS-74472/4273-14-0724, do not. This internal contradiction necessitates an authoritative sworn affidavit to clarify it.</text:p>
      <text:p text:style-name="Text_20_body"/>
      <text:p text:style-name="Text_20_body">The complaints I have against GAGNON are:</text:p>
      <text:p text:style-name="Text_20_body"/>
      <text:list xml:id="list2635040479353289771" text:style-name="L6">
        <text:list-item>
          <text:p text:style-name="P7">She lied when she claimed that she or her associates have read and considered the documentation I have previously submitted. On May 26, she attempted to reuse an argument that was previously attempted by her colleague, KENDALL, on Nov 3, 2014, that my money is “collectable” (sic) and thus <text:soft-page-break/>“goods”. I promptly and definitively debunked this claim in my letter on Nov 6, 2014. My debunk, which was never contested, is that all currency is collectible, and especially so Canadian currency, as commemorative issues are constantly put in circulation. I offered the explanation that the $2 note, the $1000 note along with the multitude of coin issues are widely collected, and have collector values is excess of their face value. Sometimes far in excess, such as the Canadian 1 cent coin, sold on ebay for 99cents (ie, 9900% of face value), or some old circulated and damaged 5-cent coins worth $130 (260000% of face value). 2004-issue $20 Canadian bills can be purchased on eBay for about $35 (ie, in excess of their face value), and thus they do not become “goods” when someone decides to collect them, or when they are sold for more than their face value. The fact that you have re-attempted this misguided argument in spite of my previously debunking it, and lack of any rebuttal, can only mean that she hasn't read or considered it, as she claims.</text:p>
        </text:list-item>
        <text:list-item>
          <text:p text:style-name="P7">On March 9, she claimed that gold coins are “not intended for circulation”, a claim also made previously by her colleague KENDALL on Nov 3 2014, which I definitively debunked on Nov 6, and neither of the two agents contested, by submitting the Minister of Finance's Sworn Affidavit (enclosed), which plainly states that in Canada, <text:span text:style-name="T5">gold and silver coins are issued</text:span> <text:span text:style-name="T5">for circulation in Canada</text:span>, under the Currency Act, and exempt from taxes. I have also provided references to the corresponding American law, U.S. Title 31, which plainly states that the American Gold Buffalo and the Silver Eagle are issued as currency for circulation in the U.S. The fact that she once again re-used a claim that has already been discredited can only mean she hasn't read or considered the submitted Sworn Affidavit.</text:p>
        </text:list-item>
      </text:list>
      <text:p text:style-name="Text_20_body"/>
      <text:p text:style-name="Text_20_body">As regarding the person(s) hiding behind the “Legal Services Unit” title, I would like to question their qualification to provide legal opinion, as they are not even able to comprehend the definition of “cash”. In GAGNON's March 9<text:span text:style-name="T4">th</text:span> letter, offered the conclusion of the “Legal Services Unit” that “U.S. Coins” are not “coins of countries other than Canada”, as the PCMLTFA definition of “cash” states. It is layman's understanding that “U.S” is not “Canada”, but an understanding that “Legal Services Unit” fails to recognize. I say hiding because when I requested the contact information for this unit, GAGNON refused it, claiming privacy protection.</text:p>
      <text:p text:style-name="Text_20_body"/>
      <text:p text:style-name="Text_20_body">To summarize, GAGNON's determination that U.S. Currency is “goods” is a violation of the PCMLTFA, and as the goal of this determination is to extract money from me, I believe it is fraudulent as per the definition of fraud given in Canada's Criminal Code section 380.</text:p>
      <text:p text:style-name="Text_20_body"/>
      <text:p text:style-name="Text_20_body"><text:soft-page-break/>The fact remains, that the CBSA has illegally seized from me CASH money which is U.S. currency, and is fraudulently claiming a fee to return it. The CBSA has so far refused to provide a legal justification for the action, offering instead only “positions”, “assurances”, and opinions without backing in law.</text:p>
      <text:p text:style-name="P8"/>
      <text:p text:style-name="P8">Sincerely,</text:p>
      <text:p text:style-name="P3"><text:sender-firstname>Radu</text:sender-firstname> <text:sender-lastname>Hociung</text:sender-lastname></text:p>
      <text:p text:style-name="P4"/>
      <text:p text:style-name="P3">Enclosures.<text:sender-positio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Thorndale1" fo:font-size="11pt" fo:letter-spacing="0.004cm" fo:language="en" fo:country="US" style:letter-kerning="true"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next-style-name="Signature" style:class="text">
      <style:paragraph-properties fo:margin="100%" fo:margin-left="8.5cm" fo:margin-right="0cm" fo:margin-top="0.63cm" fo:margin-bottom="1.48cm" fo:text-indent="0cm" style:auto-text-indent="false" fo:keep-with-next="always"/>
      <style:text-properties fo:font-size="11pt"/>
    </style:style>
    <style:style style:name="Signature" style:family="paragraph" style:parent-style-name="Standard" style:next-style-name="Standard" style:class="text">
      <style:paragraph-properties fo:margin="100%" fo:margin-left="8.5cm" fo:margin-right="0cm" fo:margin-top="0cm" fo:margin-bottom="0cm" fo:text-indent="0cm" style:auto-text-indent="false" fo:keep-with-next="alway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text-align="end" style:justify-single-word="false" fo:keep-with-next="always"/>
      <style:text-properties style:font-name="Thorndale1"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Heading" style:class="extra">
      <style:paragraph-properties fo:text-align="end" style:justify-single-word="false" fo:background-color="transparent" fo:padding="0cm" fo:border="none">
        <style:tab-stops>
          <style:tab-stop style:position="8.498cm" style:type="center"/>
          <style:tab-stop style:position="16.999cm" style:type="right"/>
        </style:tab-stops>
        <style:background-image/>
      </style:paragraph-properties>
      <style:text-properties style:font-name="Albany"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style:tab-stops>
          <style:tab-stop style:position="8.5cm" style:type="center"/>
          <style:tab-stop style:position="17.002cm" style:type="right"/>
        </style:tab-stops>
        <style:background-image/>
      </style:paragraph-properties>
      <style:text-properties style:font-name="Thorndale1" fo:font-size="9pt" fo:font-style="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Date" style:family="paragraph" style:parent-style-name="Standard">
      <style:paragraph-properties fo:margin="100%" fo:margin-left="8.5cm" fo:margin-right="0cm" fo:margin-top="0cm" fo:margin-bottom="1.27cm" fo:text-align="end" style:justify-single-word="false"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solid" style:text-underline-width="auto" style:text-underline-color="font-color"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5.5cm" fo:margin-left="0cm" fo:margin-right="0cm" fo:margin-bottom="1.499cm"/>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3.401cm" fo:margin-left="0cm" fo:margin-right="0cm" fo:margin-bottom="0.4cm"/>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ing"><draw:frame draw:style-name="Mfr1" draw:name="Graphic1" text:anchor-type="paragraph" svg:x="0cm" svg:y="0.594cm" svg:width="1.074cm" svg:height="1.789cm" draw:z-index="6"><draw:image xlink:href="Pictures/2000000D00000434000006FD52BCC15E.svm" xlink:type="simple" xlink:show="embed" xlink:actuate="onLoad"/></draw:frame><text:sender-firstname>Radu</text:sender-firstname> <text:sender-lastname>Hociung</text:sender-lastname></text:p>
        <text:p text:style-name="Header_20_right"/>
        <text:p text:style-name="Header_20_left">Page <text:page-number text:select-page="current">3</text:page-number>/<text:page-count>3</text:page-count></text:p>
      </style:header>
      <style:footer>
        <text:p text:style-name="Footer"/>
        <text:p text:style-name="MP1"><text:page-number style:num-format="1" text:select-page="current">3</text:page-number></text:p>
      </style:footer>
    </style:master-page>
    <style:master-page style:name="First_20_Page" style:display-name="First Page" style:page-layout-name="Mpm2" style:next-style-name="Standard">
      <style:header>
        <text:p text:style-name="Standard"/>
      </style:head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description>Elegant official private letter in serif style. Template created via Letter Wizard on 14-09-21.</dc:description>
    <meta:creation-date>2014-10-21T22:40:00.15</meta:creation-date>
    <dc:language>en-US</dc:language>
    <meta:editing-cycles>25</meta:editing-cycles>
    <meta:editing-duration>P4DT10H17M7S</meta:editing-duration>
    <dc:title>Letter to Lawyer</dc:title>
    <meta:initial-creator>Radu Hociung</meta:initial-creator>
    <dc:date>2015-06-02T22:58:41.12</dc:date>
    <dc:creator>Radu Hociung</dc:creator>
    <meta:printed-by>Radu Hociung</meta:printed-by>
    <meta:print-date>2014-11-10T11:21:51.68</meta:print-date>
    <meta:document-statistic meta:table-count="0" meta:image-count="2" meta:object-count="0" meta:page-count="3" meta:paragraph-count="27" meta:word-count="821" meta:character-count="5044"/>
    <meta:user-defined meta:name="Info 0"/>
    <meta:user-defined meta:name="Info 1"/>
    <meta:user-defined meta:name="Info 2"/>
    <meta:user-defined meta:name="Info 3"/>
    <meta:template xlink:type="simple" xlink:actuate="onRequest" xlink:title="Letter to Lawyer" xlink:href="file:///D:/Users/Radu/AppData/Roaming/OpenOffice/4/user/template/myLetterTemplate.ott" meta:date="2014-10-21T22:39:59.99"/>
  </office:meta>
</office:document-meta>
</file>